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F000002BF7C8EE96B413772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7.057cm" svg:x="1cm" svg:y="6.321cm">
          <draw:image xlink:href="Pictures/100002010000030F000002BF7C8EE96B4137722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Neat_Office/6.2.8.2$Windows_x86 LibreOffice_project/</meta:generator>
  </office:meta>
</office:document-meta>
</file>